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/>
    </style:style>
    <style:style style:name="P2" style:parent-style-name="Normal" style:family="paragraph">
      <style:text-properties style:font-name="Arial Rounded MT Bold" fo:font-weight="bold" style:font-weight-asian="bold"/>
    </style:style>
    <style:style style:name="P3" style:parent-style-name="Normal" style:family="paragraph">
      <style:text-properties style:font-name="Arial Rounded MT Bold" fo:font-weight="bold" style:font-weight-asian="bold"/>
    </style:style>
    <style:style style:name="P4" style:parent-style-name="Normal" style:family="paragraph">
      <style:text-properties style:font-name="Arial Rounded MT Bold"/>
    </style:style>
    <style:style style:name="P5" style:parent-style-name="Normal" style:family="paragraph">
      <style:text-properties style:font-name="Arial Rounded MT Bold"/>
    </style:style>
    <style:style style:name="T6" style:parent-style-name="Fuentedepárrafopredeter." style:family="text">
      <style:text-properties style:font-name="Arial Rounded MT Bold" fo:font-weight="bold" style:font-weight-asian="bold"/>
    </style:style>
    <style:style style:name="T7" style:parent-style-name="Fuentedepárrafopredeter." style:family="text">
      <style:text-properties style:font-name="Arial Rounded MT Bold"/>
    </style:style>
    <style:style style:name="P8" style:parent-style-name="Normal" style:family="paragraph">
      <style:text-properties style:font-name="Arial Rounded MT Bold"/>
    </style:style>
    <style:style style:name="P9" style:parent-style-name="Normal" style:family="paragraph">
      <style:text-properties style:font-name="Arial Rounded MT Bold"/>
    </style:style>
    <style:style style:name="T10" style:parent-style-name="Fuentedepárrafopredeter." style:family="text">
      <style:text-properties style:font-name="Arial Rounded MT Bold"/>
    </style:style>
    <style:style style:name="T11" style:parent-style-name="Fuentedepárrafopredeter." style:family="text">
      <style:text-properties style:font-name="Arial Rounded MT Bold" fo:font-weight="bold" style:font-weight-asian="bold"/>
    </style:style>
    <style:style style:name="P12" style:parent-style-name="Normal" style:family="paragraph">
      <style:text-properties style:font-name="Arial Rounded MT Bold" fo:font-weight="bold" style:font-weight-asian="bold"/>
    </style:style>
    <style:style style:name="T13" style:parent-style-name="Fuentedepárrafopredeter." style:family="text">
      <style:text-properties style:font-name="Arial Rounded MT Bold"/>
    </style:style>
    <style:style style:name="T14" style:parent-style-name="Fuentedepárrafopredeter." style:family="text">
      <style:text-properties style:font-name="Arial Rounded MT Bold" fo:font-weight="bold" style:font-weight-asian="bold"/>
    </style:style>
    <style:style style:name="T15" style:parent-style-name="Fuentedepárrafopredeter." style:family="text">
      <style:text-properties style:font-name="Wingdings" style:font-name-asian="Wingdings" style:font-name-complex="Wingdings" fo:font-weight="bold" style:font-weight-asian="bold"/>
    </style:style>
    <style:style style:name="T16" style:parent-style-name="Fuentedepárrafopredeter." style:family="text">
      <style:text-properties style:font-name="Arial Rounded MT Bold" fo:font-weight="bold" style:font-weight-asian="bold"/>
    </style:style>
    <style:style style:name="P17" style:parent-style-name="Normal" style:family="paragraph">
      <style:text-properties style:font-name="Arial Rounded MT Bold"/>
    </style:style>
    <style:style style:name="P18" style:parent-style-name="Normal" style:family="paragraph">
      <style:text-properties style:font-name="Arial Rounded MT Bold"/>
    </style:style>
    <style:style style:name="T19" style:parent-style-name="Fuentedepárrafopredeter." style:family="text">
      <style:text-properties style:font-name="Arial Rounded MT Bold"/>
    </style:style>
    <style:style style:name="T20" style:parent-style-name="Fuentedepárrafopredeter." style:family="text">
      <style:text-properties style:font-name="Wingdings" style:font-name-asian="Wingdings" style:font-name-complex="Wingdings"/>
    </style:style>
    <style:style style:name="T21" style:parent-style-name="Fuentedepárrafopredeter." style:family="text">
      <style:text-properties style:font-name="Arial Rounded MT Bold"/>
    </style:style>
    <style:style style:name="T22" style:parent-style-name="Fuentedepárrafopredeter." style:family="text">
      <style:text-properties style:font-name="Wingdings" style:font-name-asian="Wingdings" style:font-name-complex="Wingdings"/>
    </style:style>
    <style:style style:name="T23" style:parent-style-name="Fuentedepárrafopredeter." style:family="text">
      <style:text-properties style:font-name="Arial Rounded MT Bold"/>
    </style:style>
    <style:style style:name="P24" style:parent-style-name="Standard" style:family="paragraph">
      <style:text-properties style:font-name="Arial Rounded MT Bold" fo:font-weight="bold" style:font-weight-asian="bold"/>
    </style:style>
    <style:style style:name="P25" style:parent-style-name="Standard" style:family="paragraph">
      <style:text-properties style:font-name="Arial Rounded MT Bold" fo:font-weight="bold" style:font-weight-asian="bold"/>
    </style:style>
    <style:style style:name="P26" style:parent-style-name="Standard" style:family="paragraph">
      <style:text-properties style:font-name="Arial Rounded MT Bold"/>
    </style:style>
    <style:style style:name="P27" style:parent-style-name="Standard" style:family="paragraph">
      <style:text-properties style:font-name="Arial Rounded MT Bold" fo:font-weight="bold" style:font-weight-asian="bold"/>
    </style:style>
    <style:style style:name="P28" style:parent-style-name="Standard" style:family="paragraph">
      <style:text-properties style:font-name="Arial Rounded MT Bold" fo:font-weight="bold" style:font-weight-asian="bold"/>
    </style:style>
    <style:style style:name="P29" style:parent-style-name="Standard" style:family="paragraph">
      <style:text-properties style:font-name="Arial Rounded MT Bold"/>
    </style:style>
    <style:style style:name="P30" style:parent-style-name="Standard" style:family="paragraph">
      <style:text-properties style:font-name="Arial Rounded MT Bold" fo:font-weight="bold" style:font-weight-asian="bold"/>
    </style:style>
    <style:style style:name="P31" style:parent-style-name="Standard" style:family="paragraph">
      <style:text-properties style:font-name="Arial Rounded MT Bold"/>
    </style:style>
  </office:automatic-styles>
  <office:body>
    <office:text text:use-soft-page-breaks="true">
      <text:p text:style-name="P1">Bases de Datos I</text:p>
      <text:p text:style-name="P2">13/10/2020</text:p>
      <text:p text:style-name="P3">Apuntes de la clase 13/10</text:p>
      <text:p text:style-name="P4">IS-501<text:line-break/>José Inestroza</text:p>
      <text:p text:style-name="P5"/>
      <text:p text:style-name="Normal"><text:span text:style-name="T6">--verbose</text:span><text:span text:style-name="T7"><text:s/>Permite mostrar la instrucción SQL que se está ejecutando en pantalla</text:span></text:p>
      <text:p text:style-name="P8"/>
      <text:p text:style-name="P9">Se inicializa el mysql usando verbose:<text:s/></text:p>
      <text:p text:style-name="Normal"><text:span text:style-name="T10">Comando:<text:s/></text:span><text:span text:style-name="T11">$ mysql –v –uadmin –p</text:span></text:p>
      <text:p text:style-name="P12"/>
      <text:p text:style-name="Standard"><text:span text:style-name="T13">Continuación<text:s/></text:span><text:span text:style-name="T14">Ejemplo<text:s/></text:span><text:span text:style-name="T15"></text:span><text:span text:style-name="T16"><text:s/>DDS_DMS.sql</text:span></text:p>
      <text:p text:style-name="P17">--<text:s/>Cambiar el nombre de 2 HP a Asus y Acer respectivamente<text:s/>–</text:p>
      <text:p text:style-name="P18">-- De las computadoras anteriores que pertenecen a los 3 grupos mayores de RAM, de forma anticipada, usted como empleado de la empresa sabe que la marca<text:s/>de la computadora siempre es “la primer palabra” en el nombre del inventario –<text:s/></text:p>
      <text:p text:style-name="Normal"><text:span text:style-name="T19">-- SUBSTRING_INDEX(tex_name, ´ ´, 1)<text:s/></text:span><text:span text:style-name="T20"></text:span><text:span text:style-name="T21"><text:s/>Permite conocer la cadena que esta antes de un condicional de texto; INSTRUCCIÓN ANTERIOR<text:s/></text:span><text:span text:style-name="T22"></text:span><text:span text:style-name="T23"><text:s/>Implica que se obtendrá el texto que haya antes del primer espacio –</text:span></text:p>
      <text:p text:style-name="P24">SELECT DISTINCT SUBSTRING_INDEX(tex_name, ´ ´, 1) FROM (SELECT tex_name FROM PCInventory JOIN <text:s/>(SELECT sma_ram AS “RAM”, COUNT(*) AS “Cantidad” <text:s/>FROM PCInvetory GROUP BY sma_ram HAVING COUNT(*)&gt;=2 ORDER BY sma_ram DESC LIMIT 3) PCGroup ON PCInventory.sma_ram = PCGroup. `RAM`) AS PCGroupNoBigRAM;</text:p>
      <text:p text:style-name="P25"/>
      <text:p text:style-name="P26">-- Todas las computadoras que no pertenecen a los grupos más grandes de RAM –</text:p>
      <text:p text:style-name="P27">SELECT DISTINCT SUBSTRING_INDEX(tex_name, ´ ´, 1) FROM PCInventory WHERE SUBSTRING_INDEX(tex_name, ´ ´, 1) <text:s/>NOT IN (SELECT DISTINCT SUBSTRING_INDEX(tex_name, ´ ´, 1) FROM (SELECT tex_name FROM PCInventory JOIN <text:s/>(SELECT sma_ram AS “RAM”, COUNT(*) AS “Cantidad” <text:s/>FROM PCInvetory GROUP BY sma_ram HAVING COUNT(*)&gt;=2 ORDER BY sma_ram DESC LIMIT 3) PCGroup ON PCInventory.sma_ram = PCGroup. `RAM`) AS PCGroupNoBigRAM;</text:p>
      <text:p text:style-name="P28"/>
      <text:p text:style-name="P29">-- Todas las computadoras que no pertenecen a los grupos más grandes de RAM No usar el operador IN en su lugar aplique JOIN para verificar la existencia en las listas –</text:p>
      <text:p text:style-name="P30">SELECT Inventario.` Marca` AS “Marca Respuesta 2” FROM (SELECT DISTINCT SUBSTRING_INDEX(tex_name, ´ ´, 1) AS “Marca” FROM PCInventary) AS Inventario LEFT JOIN<text:s/>(SELECT DISTINCT SUBSTRING_INDEX(tex_name, ´ ´, 1) AS “Marca” FROM (SELECT tex_name FROM PCInventory JOIN <text:s/>(SELECT sma_ram AS “RAM”, COUNT(*) AS “Cantidad” <text:s/>FROM PCInvetory GROUP BY sma_ram HAVING COUNT(*)&gt;=2 ORDER BY sma_ram DESC LIMIT 3) PCGroup ON PCInventory.sma_ram = PCGroup. `RAM`) AS PCGroupNoBigRAM)<text:s/>AS PCGroupBigRAM ON Inventario.`Marca` = PCGroupBigRAM.`Marcar` WHERE PCGroupBigRAM.`Marcar` IS NULL;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Arial Rounded MT Bold" svg:font-family="Arial Rounded MT Bold" style:font-family-generic="swiss" style:font-pitch="variable" svg:panose-1="2 15 7 4 3 5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H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gar Josué Benedetto Godoy</meta:initial-creator>
    <dc:creator>Edgar Josué Benedetto Godoy</dc:creator>
    <meta:creation-date>2020-09-11T09:09:00Z</meta:creation-date>
    <dc:date>2020-10-18T16:22:00Z</dc:date>
    <meta:template xlink:href="Normal" xlink:type="simple"/>
    <meta:editing-cycles>26</meta:editing-cycles>
    <meta:editing-duration>PT233280S</meta:editing-duration>
    <meta:document-statistic meta:page-count="1" meta:paragraph-count="4" meta:word-count="352" meta:character-count="2285" meta:row-count="16" meta:non-whitespace-character-count="1937"/>
  </office:meta>
</office:document-meta>
</file>